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ef" svg:font-family="Alef" style:font-pitch="variable"/>
    <style:font-face style:name="ArialMT" svg:font-family="ArialMT" style:font-family-generic="roman" style:font-pitch="variable"/>
    <style:font-face style:name="FontAwesome" svg:font-family="FontAwesom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style:font-family-generic="roman" style:font-pitch="variable"/>
    <style:font-face style:name="OpenSans-Bold" svg:font-family="OpenSans-Bold" style:font-family-generic="roman" style:font-pitch="variable"/>
    <style:font-face style:name="TimesNewRomanPSMT" svg:font-family="TimesNewRomanPSMT" style:font-family-generic="roman" style:font-pitch="variable"/>
  </office:font-face-decls>
  <office:automatic-styles>
    <style:style style:name="P1" style:family="paragraph" style:parent-style-name="Standard">
      <style:text-properties style:font-name="Alef" fo:font-size="12pt" style:font-size-asian="12pt" style:font-size-complex="12pt"/>
    </style:style>
    <style:style style:name="P2" style:family="paragraph" style:parent-style-name="Standard">
      <style:text-properties style:font-name="Alef" fo:font-size="12pt" officeooo:paragraph-rsid="0017b42b" style:font-size-asian="12pt" style:font-size-complex="12pt"/>
    </style:style>
    <style:style style:name="T1" style:family="text">
      <style:text-properties fo:color="#000000" loext:opacity="100%" style:font-name="OpenSans" fo:font-size="10pt" fo:font-style="normal" fo:font-weight="normal" style:font-size-asian="10pt" style:font-style-asian="normal" style:font-weight-asian="normal"/>
    </style:style>
    <style:style style:name="T2" style:family="text">
      <style:text-properties fo:color="#000000" loext:opacity="100%" style:font-name="OpenSans" fo:font-size="13.5pt" fo:font-style="normal" fo:font-weight="normal" style:font-size-asian="13.5pt" style:font-style-asian="normal" style:font-weight-asian="normal"/>
    </style:style>
    <style:style style:name="T3" style:family="text">
      <style:text-properties fo:color="#000000" loext:opacity="100%" style:font-name="OpenSans" fo:font-size="7pt" fo:font-style="normal" fo:font-weight="normal" style:font-size-asian="7pt" style:font-style-asian="normal" style:font-weight-asian="normal"/>
    </style:style>
    <style:style style:name="T4" style:family="text">
      <style:text-properties fo:color="#000000" loext:opacity="100%" style:font-name="OpenSans" fo:font-size="18pt" fo:font-style="normal" fo:font-weight="normal" style:font-size-asian="18pt" style:font-style-asian="normal" style:font-weight-asian="normal"/>
    </style:style>
    <style:style style:name="T5" style:family="text">
      <style:text-properties fo:color="#000000" loext:opacity="100%" style:font-name="OpenSans" fo:font-style="normal" fo:font-weight="normal" style:font-style-asian="normal" style:font-weight-asian="normal"/>
    </style:style>
    <style:style style:name="T6" style:family="text">
      <style:text-properties fo:color="#000000" loext:opacity="100%" style:font-name="TimesNewRomanPSMT" fo:font-size="12pt" fo:font-style="normal" fo:font-weight="normal" style:font-size-asian="12pt" style:font-style-asian="normal" style:font-weight-asian="normal"/>
    </style:style>
    <style:style style:name="T7" style:family="text">
      <style:text-properties fo:color="#000000" loext:opacity="100%" style:font-name="TimesNewRomanPSMT" fo:font-style="normal" fo:font-weight="normal" style:font-style-asian="normal" style:font-weight-asian="normal"/>
    </style:style>
    <style:style style:name="T8" style:family="text">
      <style:text-properties fo:color="#000000" loext:opacity="100%" style:font-name="ArialMT" fo:font-size="10pt" fo:font-style="normal" fo:font-weight="normal" style:font-size-asian="10pt" style:font-style-asian="normal" style:font-weight-asian="normal"/>
    </style:style>
    <style:style style:name="T9" style:family="text">
      <style:text-properties fo:color="#000000" loext:opacity="100%" style:font-name="ArialMT" fo:font-style="normal" fo:font-weight="normal" style:font-style-asian="normal" style:font-weight-asian="normal"/>
    </style:style>
    <style:style style:name="T10" style:family="text">
      <style:text-properties fo:color="#000000" loext:opacity="100%" fo:font-style="normal" fo:font-weight="normal"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2"><text:span text:style-name="T10">Este párrafo está escrito en letra tamaño 18. Sirve para poner títulos o encabezar párrafos.</text:span></text:p>
      <text:p text:style-name="P1" loext:marker-style-name="T1"><text:span text:style-name="T10">Este otro lo ponemos en tamaño 12. El texto normal de una carta lo escribiremos en tamaño 10 o 12.</text:span></text:p>
      <text:p text:style-name="P2" loext:marker-style-name="T3"><text:span text:style-name="T10">Un texto puede ser de letra muy pequeña como esta que es en tamaño 8. </text:span></text:p>
      <text:p text:style-name="P2" loext:marker-style-name="T3"><text:span text:style-name="T10">O en letra mucho más grande. Esta es en tamaño 24.</text:span></text:p>
      <text:p text:style-name="P1" loext:marker-style-name="T6"><text:span text:style-name="T10">Este texto está escrito en letra Comic Sans MS, es una letra informal, útil para escribir textos divertidos. Busca la letra en la lista y ponla en tamaño 14.</text:span></text:p>
      <text:p text:style-name="P1" loext:marker-style-name="T8"><text:span text:style-name="T10">En cambio, este otro texto está escrito en letra Arial, que es una letra más formal, indicada para textos "serios". Al tipo de letra Arial se le llama también "letra de palo". Para los textos "serios", también podemos utilizar la letra tipo Times. Ten presente que los tipos de letra están dispuestos por orden alfabético en la list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ef" svg:font-family="Alef" style:font-pitch="variable"/>
    <style:font-face style:name="ArialMT" svg:font-family="ArialMT" style:font-family-generic="roman" style:font-pitch="variable"/>
    <style:font-face style:name="FontAwesome" svg:font-family="FontAwesom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style:font-family-generic="roman" style:font-pitch="variable"/>
    <style:font-face style:name="OpenSans-Bold" svg:font-family="OpenSans-Bold"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6T18:40:53.775000000</meta:creation-date>
    <dc:date>2024-07-16T19:08:54.512000000</dc:date>
    <meta:editing-duration>PT7M26S</meta:editing-duration>
    <meta:editing-cycles>6</meta:editing-cycles>
    <meta:generator>LibreOffice/24.2.5.2$Windows_X86_64 LibreOffice_project/bffef4ea93e59bebbeaf7f431bb02b1a39ee8a59</meta:generator>
    <meta:document-statistic meta:table-count="0" meta:image-count="0" meta:object-count="0" meta:page-count="1" meta:paragraph-count="6" meta:word-count="148" meta:character-count="801" meta:non-whitespace-character-count="658"/>
  </office:meta>
</office:document-meta>
</file>